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09cm" fo:min-width="2.384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007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88cm" fo:min-width="2.699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48cm" fo:min-width="2.69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88cm" loext:decorative="false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4.629cm" fo:min-width="3.967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123cm" loext:decorative="false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49cm" loext:decorative="false"/>
      <style:paragraph-properties style:writing-mode="lr-tb"/>
    </style:style>
    <style:style style:name="gr11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1.296cm" fo:min-width="2.933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4.168cm" fo:min-width="4.5cm" loext:decorative="false"/>
    </style:style>
    <style:style style:name="gr14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078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846cm" fo:min-width="3.501cm" loext:decorative="false"/>
      <style:paragraph-properties style:writing-mode="lr-tb"/>
    </style:style>
    <style:style style:name="gr17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9.508cm" fo:min-width="5.398cm" loext:decorative="false"/>
    </style:style>
    <style:style style:name="gr19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1.203cm" fo:min-width="2.566cm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8.602cm" fo:min-width="4.005cm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447cm" loext:decorative="false"/>
      <style:paragraph-properties style:writing-mode="lr-tb"/>
    </style:style>
    <style:style style:name="gr2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6" style:family="graphic" style:parent-style-name="standard">
      <style:graphic-properties draw:textarea-horizontal-align="justify" draw:textarea-vertical-align="middle" draw:auto-grow-height="false" fo:min-height="1.163cm" fo:min-width="1.933cm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4.248cm" fo:min-width="3.637cm" loext:decorative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2.149cm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2.875cm" fo:min-width="3.007cm" loext:decorative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.729cm" loext:decorative="false"/>
      <style:paragraph-properties style:writing-mode="lr-tb"/>
    </style:style>
    <style:style style:name="gr31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1.971cm" loext:decorative="false"/>
      <style:paragraph-properties style:writing-mode="lr-tb"/>
    </style:style>
    <style:style style:name="gr34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text-properties fo:font-size="10pt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078cm" svg:height="2.063cm" svg:x="1.535cm" svg:y="15.324cm">
          <text:p text:style-name="P1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8.738cm" svg:height="1.433cm" svg:x="6.801cm" svg:y="1.941cm">
          <draw:text-box>
            <text:p text:style-name="P2"><text:span text:style-name="T1">Every 5 Minutes temperature measurement <text:s/>Stores 3 temperatures (avg. over 1 Minute) in RTC registers</text:span></text:p>
            <text:p text:style-name="P2"><text:span text:style-name="T1">Checks if temperature is rising</text:span></text:p>
          </draw:text-box>
        </draw:frame>
        <draw:custom-shape draw:style-name="gr3" draw:text-style-name="P1" xml:id="id3" draw:id="id3" draw:layer="layout" svg:width="4.523cm" svg:height="1.608cm" svg:x="9.813cm" svg:y="3.347cm">
          <text:p text:style-name="P1">READ_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4.515cm" svg:height="2.258cm" svg:x="6.876cm" svg:y="8.112cm">
          <text:p text:style-name="P1">DOOR_OPE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6.336cm" svg:height="1.13cm" svg:x="0.856cm" svg:y="1.155cm">
          <draw:text-box>
            <text:p text:style-name="P2"><text:span text:style-name="T1">Interrupt</text:span></text:p>
            <text:p text:style-name="P2"><text:span text:style-name="T1">Every SELF_CHECK_RATE seconds</text:span></text:p>
          </draw:text-box>
        </draw:frame>
        <draw:connector draw:style-name="gr6" draw:text-style-name="P4" draw:layer="layout" draw:type="curve" svg:x1="1.347cm" svg:y1="7.577cm" svg:x2="7.537cm" svg:y2="8.442cm" draw:end-shape="id1" draw:end-glue-point="5" svg:d="M1347 7577c0 25 6190-407 6190 865" svg:viewBox="0 0 6191 917">
          <text:p/>
        </draw:connector>
        <draw:custom-shape draw:style-name="gr7" draw:text-style-name="P1" xml:id="id10" draw:id="id10" draw:layer="layout" svg:width="4.467cm" svg:height="4.879cm" svg:x="6.9cm" svg:y="8.112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.539cm" svg:height="2.373cm" svg:x="6.877cm" svg:y="10.569cm">
          <draw:text-box>
            <text:p text:style-name="P2"><text:span text:style-name="T1">1.: <text:s/>Motor to max_open_voltage</text:span></text:p>
            <text:p text:style-name="P2"><text:span text:style-name="T1">2. <text:s text:c="2"/>Store current time in door_opened time</text:span></text:p>
            <text:p text:style-name="P2"><text:span text:style-name="T1">3. <text:s text:c="3"/>Wait for 30 Minutes</text:span></text:p>
          </draw:text-box>
        </draw:frame>
        <draw:connector draw:style-name="gr9" draw:text-style-name="P4" draw:layer="layout" draw:type="curve" svg:x1="6.876cm" svg:y1="9.241cm" svg:x2="5.016cm" svg:y2="15.626cm" draw:start-shape="id1" draw:start-glue-point="6" draw:end-shape="id2" draw:end-glue-point="11" svg:d="M6876 9241c-1240 0-1860 2128-1860 6385" svg:viewBox="0 0 1861 6386">
          <text:p/>
        </draw:connector>
        <draw:frame draw:style-name="gr10" draw:text-style-name="P3" draw:layer="layout" svg:width="4.709cm" svg:height="1.74cm" svg:x="4.969cm" svg:y="13.474cm">
          <draw:text-box>
            <text:p text:style-name="P2"><text:span text:style-name="T1">If current_time &gt; </text:span><text:span text:style-name="T1">(door_opened_time + </text:span><text:span text:style-name="T1">door_opened_alert_time)</text:span></text:p>
          </draw:text-box>
        </draw:frame>
        <draw:connector draw:style-name="gr11" draw:text-style-name="P4" draw:layer="layout" draw:type="curve" draw:line-skew="0.594cm" svg:x1="1.587cm" svg:y1="1.155cm" svg:x2="9.813cm" svg:y2="4.151cm" draw:end-shape="id3" draw:end-glue-point="6" svg:d="M1587 1155c6684 0 2571 2996 8226 2996" svg:viewBox="0 0 8227 2997">
          <text:p/>
        </draw:connector>
        <draw:custom-shape draw:style-name="gr12" draw:text-style-name="P1" xml:id="id4" draw:id="id4" draw:layer="layout" svg:width="4.855cm" svg:height="2.184cm" svg:x="13.593cm" svg:y="5.558cm">
          <text:p text:style-name="P1">BUR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6" draw:id="id6" draw:layer="layout" svg:width="5cm" svg:height="4.418cm" svg:x="13.569cm" svg:y="5.534cm">
          <text:p/>
          <draw:enhanced-geometry svg:viewBox="0 0 21600 21600" draw:type="rectangle" draw:enhanced-path="M 0 0 L 21600 0 21600 21600 0 21600 0 0 Z N"/>
        </draw:custom-shape>
        <draw:connector draw:style-name="gr14" draw:text-style-name="P4" draw:layer="layout" draw:type="curve" svg:x1="11.391cm" svg:y1="9.241cm" svg:x2="13.593cm" svg:y2="6.65cm" draw:start-shape="id1" draw:start-glue-point="10" draw:end-shape="id4" draw:end-glue-point="6" svg:d="M11391 9241c1651 0 551-2591 2202-2591" svg:viewBox="0 0 2203 2592">
          <text:p/>
        </draw:connector>
        <draw:frame draw:style-name="gr15" draw:text-style-name="P3" draw:layer="layout" svg:width="4.198cm" svg:height="1.328cm" svg:x="9.584cm" svg:y="5.136cm">
          <draw:text-box>
            <text:p text:style-name="P2"><text:span text:style-name="T1">If temperature is rising In a 15 Minutes-window</text:span></text:p>
          </draw:text-box>
        </draw:frame>
        <draw:frame draw:style-name="gr8" draw:text-style-name="P3" draw:layer="layout" svg:width="4.951cm" svg:height="2.373cm" svg:x="13.401cm" svg:y="7.847cm">
          <draw:text-box>
            <text:p text:style-name="P2"><text:span text:style-name="T1">1.: <text:s/>Store highest temperature</text:span></text:p>
            <text:p text:style-name="P2"><text:span text:style-name="T1">2. Check if temperature is falling</text:span></text:p>
          </draw:text-box>
        </draw:frame>
        <draw:custom-shape draw:style-name="gr16" draw:text-style-name="P1" xml:id="id5" draw:id="id5" draw:layer="layout" svg:width="5.657cm" svg:height="2.962cm" svg:x="22.654cm" svg:y="2.839cm">
          <text:p text:style-name="P1">BURN_O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4" draw:layer="layout" draw:type="curve" svg:x1="17.737cm" svg:y1="5.877cm" svg:x2="22.654cm" svg:y2="4.32cm" draw:start-shape="id4" draw:start-glue-point="11" draw:end-shape="id5" draw:end-glue-point="6" svg:d="M17737 5877c0-1038 1639-1557 4917-1557" svg:viewBox="0 0 4918 1558">
          <text:p/>
        </draw:connector>
        <draw:frame draw:style-name="gr15" draw:text-style-name="P3" draw:layer="layout" svg:width="4.198cm" svg:height="1.328cm" svg:x="18.328cm" svg:y="4.667cm">
          <draw:text-box>
            <text:p text:style-name="P2"><text:span text:style-name="T1">If temperature is falling </text:span><text:span text:style-name="T1">over 15 Minutes</text:span></text:p>
          </draw:text-box>
        </draw:frame>
        <draw:custom-shape draw:style-name="gr18" draw:text-style-name="P1" draw:layer="layout" svg:width="5.898cm" svg:height="9.758cm" svg:x="22.558cm" svg:y="2.54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749cm" svg:height="4.191cm" svg:x="22.586cm" svg:y="6.076cm">
          <draw:text-box>
            <text:p text:style-name="P2"><text:span text:style-name="T1">1.: <text:s/>Interpolate between highest temperature </text:span><text:span text:style-name="T1">and temp_cool_down the values of </text:span><text:span text:style-name="T1">max_open_voltage and cool_down_voltage</text:span></text:p>
            <text:p text:style-name="P2"><text:span text:style-name="T1">2. <text:s text:c="2"/>Check if temperature is rising</text:span></text:p>
            <text:p text:style-name="P2"><text:span text:style-name="T1">3. <text:s text:c="2"/>Adjust motor to interpolated value</text:span></text:p>
            <text:p text:style-name="P2"><text:span text:style-name="T1">4. <text:s text:c="3"/>Check if temperature is below </text:span><text:span text:style-name="T1">temp_cool_down</text:span></text:p>
          </draw:text-box>
        </draw:frame>
        <draw:connector draw:style-name="gr19" draw:text-style-name="P4" draw:layer="layout" draw:type="curve" svg:x1="23.482cm" svg:y1="3.272cm" svg:x2="16.069cm" svg:y2="5.534cm" draw:start-shape="id5" draw:start-glue-point="5" draw:end-shape="id6" draw:end-glue-point="0" svg:d="M23482 3272c0-1401-7413-2532-7413 2262" svg:viewBox="0 0 7414 3475">
          <text:p/>
        </draw:connector>
        <draw:frame draw:style-name="gr15" draw:text-style-name="P3" draw:layer="layout" svg:width="4.198cm" svg:height="1.827cm" svg:x="16.799cm" svg:y="2.774cm">
          <draw:text-box>
            <text:p text:style-name="P2"><text:span text:style-name="T1">If temperature is rising over </text:span><text:span text:style-name="T1">15 Minutes (higher rate then </text:span><text:span text:style-name="T1">d_temp_significant)</text:span></text:p>
          </draw:text-box>
        </draw:frame>
        <draw:custom-shape draw:style-name="gr20" draw:text-style-name="P1" xml:id="id7" draw:id="id7" draw:layer="layout" svg:width="4.336cm" svg:height="2.053cm" svg:x="16.054cm" svg:y="11.394cm">
          <text:p text:style-name="P1">COOL_DOW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8" draw:id="id8" draw:layer="layout" svg:width="4.505cm" svg:height="8.852cm" svg:x="15.958cm" svg:y="11.148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4.428cm" svg:height="4.191cm" svg:x="15.986cm" svg:y="13.643cm">
          <draw:text-box>
            <text:p text:style-name="P2"><text:span text:style-name="T1">1.: <text:s/>store current time </text:span><text:span text:style-name="T1">in </text:span><text:span text:style-name="T1">cool_down_start_time</text:span></text:p>
            <text:p text:style-name="P2"><text:span text:style-name="T1">2.: <text:s text:c="2"/>adjust motor to a </text:span><text:span text:style-name="T1">interpolated value </text:span><text:span text:style-name="T1">between </text:span><text:span text:style-name="T1">cool_down_voltage </text:span><text:span text:style-name="T1">closed_voltage over </text:span><text:span text:style-name="T1">cool_down_period</text:span></text:p>
            <text:p text:style-name="P2"><text:span text:style-name="T1">3.: check temperature </text:span><text:span text:style-name="T1">rising</text:span></text:p>
          </draw:text-box>
        </draw:frame>
        <draw:connector draw:style-name="gr23" draw:text-style-name="P4" draw:layer="layout" draw:type="curve" draw:line-skew="-2.053cm" svg:x1="23.482cm" svg:y1="5.368cm" svg:x2="19.755cm" svg:y2="11.694cm" draw:start-shape="id5" draw:start-glue-point="7" draw:end-shape="id7" draw:end-glue-point="11" svg:d="M23482 5368c0 1765-3727-1397-3727 6326" svg:viewBox="0 0 3728 6327">
          <text:p/>
        </draw:connector>
        <draw:frame draw:style-name="gr15" draw:text-style-name="P3" draw:layer="layout" svg:width="4.198cm" svg:height="1.328cm" svg:x="18.45cm" svg:y="8.308cm">
          <draw:text-box>
            <text:p text:style-name="P2"><text:span text:style-name="T1">If </text:span><text:span text:style-name="T1">temperat</text:span><text:span text:style-name="T1">ure is </text:span><text:span text:style-name="T1">below </text:span><text:span text:style-name="T1">temp_co</text:span><text:span text:style-name="T1">ol_down</text:span></text:p>
          </draw:text-box>
        </draw:frame>
        <draw:connector draw:style-name="gr24" draw:text-style-name="P4" draw:layer="layout" draw:type="curve" svg:x1="18.21cm" svg:y1="11.148cm" svg:x2="17.737cm" svg:y2="7.423cm" draw:start-shape="id8" draw:start-glue-point="0" draw:end-shape="id4" draw:end-glue-point="9" svg:d="M18210 11148c0-2553-473-691-473-3725" svg:viewBox="0 0 474 3726">
          <text:p/>
        </draw:connector>
        <draw:frame draw:style-name="gr15" draw:text-style-name="P3" draw:layer="layout" svg:width="4.198cm" svg:height="1.328cm" svg:x="14.199cm" svg:y="10.131cm">
          <draw:text-box>
            <text:p text:style-name="P2"><text:span text:style-name="T1">If temperature is rising </text:span><text:span text:style-name="T1">In a 15 Minutes-window</text:span></text:p>
          </draw:text-box>
        </draw:frame>
        <draw:connector draw:style-name="gr25" draw:text-style-name="P4" draw:layer="layout" draw:type="curve" draw:line-skew="1.217cm" svg:x1="16.054cm" svg:y1="12.421cm" svg:x2="5.613cm" svg:y2="16.356cm" draw:start-shape="id7" draw:start-glue-point="6" draw:end-shape="id2" draw:end-glue-point="10" svg:d="M16054 12421c-6004 0-784 3935-10441 3935" svg:viewBox="0 0 10442 3936">
          <text:p/>
        </draw:connector>
        <draw:frame draw:style-name="gr10" draw:text-style-name="P3" draw:layer="layout" svg:width="4.709cm" svg:height="1.74cm" svg:x="8.266cm" svg:y="16.24cm">
          <draw:text-box>
            <text:p text:style-name="P2"><text:span text:style-name="T1">If current_time &gt; (cool_down_start_time + cool_down_period)</text:span></text:p>
          </draw:text-box>
        </draw:frame>
        <draw:custom-shape draw:style-name="gr26" draw:text-style-name="P1" xml:id="id9" draw:id="id9" draw:layer="layout" svg:width="3.439cm" svg:height="1.997cm" svg:x="1.516cm" svg:y="2.478cm">
          <text:p text:style-name="P1">BO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4.137cm" svg:height="4.498cm" svg:x="1.493cm" svg:y="15.202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4.219cm" svg:height="2.399cm" svg:x="1.483cm" svg:y="17.469cm">
          <draw:text-box>
            <text:p text:style-name="P2"><text:span text:style-name="T1">1.: Check state</text:span></text:p>
            <text:p text:style-name="P2"><text:span text:style-name="T1">2.: Check Motor voltage</text:span></text:p>
            <text:p text:style-name="P2"><text:span text:style-name="T1">3.: Run functions according to state or shut down</text:span></text:p>
          </draw:text-box>
        </draw:frame>
        <draw:custom-shape draw:style-name="gr29" draw:text-style-name="P1" draw:layer="layout" svg:width="3.507cm" svg:height="3.125cm" svg:x="1.496cm" svg:y="2.479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3.399cm" svg:height="1.039cm" svg:x="1.508cm" svg:y="4.601cm">
          <draw:text-box>
            <text:p text:style-name="P2"><text:span text:style-name="T1">Is normally on blackouts</text:span></text:p>
          </draw:text-box>
        </draw:frame>
        <draw:connector draw:style-name="gr31" draw:text-style-name="P4" draw:layer="layout" draw:type="curve" svg:x1="4.955cm" svg:y1="3.477cm" svg:x2="9.133cm" svg:y2="8.112cm" draw:start-shape="id9" draw:start-glue-point="10" draw:end-shape="id10" draw:end-glue-point="0" svg:d="M4955 3477c2786 0 4178 1545 4178 4635" svg:viewBox="0 0 4179 4636">
          <text:p/>
        </draw:connector>
        <draw:connector draw:style-name="gr32" draw:text-style-name="P4" draw:layer="layout" draw:type="line" svg:x1="0.529cm" svg:y1="3.44cm" svg:x2="1.516cm" svg:y2="3.477cm" draw:end-shape="id9" draw:end-glue-point="6" svg:d="M529 3440l987 37" svg:viewBox="0 0 988 38">
          <text:p/>
        </draw:connector>
        <draw:frame draw:style-name="gr33" draw:text-style-name="P3" draw:layer="layout" svg:width="4.66cm" svg:height="2.221cm" svg:x="0.848cm" svg:y="6.063cm">
          <draw:text-box>
            <text:p text:style-name="P2"><text:span text:style-name="T1">Interrupt</text:span></text:p>
            <text:p text:style-name="P2"><text:span text:style-name="T1">From pin PIN_OVEN_DOOR</text:span></text:p>
          </draw:text-box>
        </draw:frame>
        <draw:connector draw:style-name="gr34" draw:text-style-name="P4" draw:layer="layout" draw:type="curve" svg:x1="13.674cm" svg:y1="4.72cm" svg:x2="14.304cm" svg:y2="5.877cm" draw:start-shape="id3" draw:start-glue-point="9" draw:end-shape="id4" draw:end-glue-point="5" svg:d="M13674 4720c0 805 630 227 630 1157" svg:viewBox="0 0 631 115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8:37:58.503253759</meta:creation-date>
    <dc:date>2023-12-25T19:49:25.798179806</dc:date>
    <meta:editing-duration>PT1H11M26S</meta:editing-duration>
    <meta:editing-cycles>4</meta:editing-cycles>
    <meta:generator>LibreOffice/7.6.4.1$Linux_X86_64 LibreOffice_project/60$Build-1</meta:generator>
    <meta:document-statistic meta:object-count="41"/>
  </office:meta>
</office:document-meta>
</file>